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3" style:family="paragraph" style:parent-style-name="Standard">
      <style:paragraph-properties fo:text-align="center"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3"/>
      <text:p text:style-name="P2">201.103 Magic and Witchcraft. Essay 1 (Classical World). </text:p>
      <text:p text:style-name="P2"/>
      <text:p text:style-name="P2">Using ancient evidence, discuss the role of language </text:p>
      <text:p text:style-name="P2">in Greek and Roman magic. </text:p>
      <text:p text:style-name="P2">How important was language and to what ends was it used?</text:p>
      <text:p text:style-name="P2"/>
      <text:p text:style-name="P2">By</text:p>
      <text:p text:style-name="P2"/>
      <text:p text:style-name="P2">13184100 Ashaan Garsta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text:tab/>The language used for ancient Greek and Roman magic is important to us (as a contemporary audience) for many reasons. Firstly it allows us an insight as to how different types of magic was perceived, both by the practitioner, the audience and even the state. Secondly it allows us to construct a rough timeline of what magic took place when. By considering the different uses of <text:span text:style-name="T1">voces mysticae</text:span>, <text:span text:style-name="T1">charakteres</text:span> and other images, we can discern when a particular item or work was created. It also gives us an insight into the mindset of the practitioner – were they allowed to be doing what they were doing? Did they believe that their magic was genuine or was it the act of a conman? There is no doubt that magic was a contentious realm of knowledge to the ancients. Some ancient commentators had negative views of magic whilst others had a more benevolent approach. The language of ancient magic was at times designed not only to ensure the effectiveness of the particular magic being performed, but also used as a means to convince the recipient that it was genuine. As religion was accepted as a matter of fact by the ancients and magic was closely related to religion, magic was viewed by the ancients with a great deal of gravity – regardless of whether those views were ones of fear, disgust, acceptance or excitement.</text:p>
      <text:p text:style-name="P5"/>
      <text:p text:style-name="P5"><text:tab/>Spells (as an all encompassing word) are perhaps the most stereotypical form of magic as they align best with our contemporary view of magic and witchcraft. This type of magic was carried out by a variety of individuals and verbal language held credence. For example oracles were used in ancient Greece as a means of obtaining guidance from the god Apollo. Garland (1994) explains how the question could be put to the god on only one day of the month and the answer was interpreted through an oracle. The oracle did not provide the answer in normal language, but made vague vocal sounds and used <text:span text:style-name="T1">voces mysticae</text:span>. These were then interpreted by a waiting poet into regular language for the recipient. The interesting aspect of oracles is that they existed outside the realm of mythology – hence we can know that the use of <text:span text:style-name="T1">voces mysticae</text:span> by oracles were not simply included in ancient works for narrative value. The oracles were Greek women, who held a somewhat contradictory place in ancient society. Women were thought to be spiritually weaker than men and more susceptible to divinely inspired mischief. Therefore it is logical that the interpreter of divine messaging be a women. It would not have been appropriate for ancient men to fulfill this function and communicate in mysterious language. Any man who did would likely have been viewed as either a fraud or evil spell caster. </text:p>
      <text:p text:style-name="P5"/>
      <text:p text:style-name="P5"><text:tab/>Language was also important when requesting assistance of the gods. Supplications could be simple prayers which land more clearly under the umbrella of religion, whilst prayers requesting revenge upon ones enemies were more akin to curses and had more sinister, and therefore mystical, <text:soft-page-break/>themes. A mythological example from Homer's Iliad (1.36-42) is when an old man asks Apollo to revenge him by striking down the Greeks. He begins by reminding Apollo of of the good deeds that he has performed on the gods behalf, such as building his temple. This act of supplication was designed to help persuade the gods that the individual was worthy of divine assistance. The gods were known to be benevolent and if the individual had performed more deeds in the gods favour (such as animal sacrifices) they were more likely to have their prayer or curse answered. It was crucial for the individual to remind the god of what he or she had done as they could not rely on the god to remember. This suggests a real fear of the divine - one could never know how a god was going to behave or react to your supplication.</text:p>
      <text:p text:style-name="P5"/>
      <text:p text:style-name="P5"><text:tab/>So far we have discussed the use of language by individuals for purely individualistic communications with the divine. However state actors also used divination for official purposes. For example Roman magistrates were required to consult the gods before any public decision was made (Scheid, 2003) which was done by carrying out a ritual called an auspices. The key difference between this act carried out by the Roman state and those acts carried out by individuals is that the state did not ask for direct help – instead Roman magistrates asked for favourable signs that would demonstrate divine approval for the pending state decision. This could suggest that it was improper for Roman magistrates to request direct help, but a more cynical view would be that Roman magistrates were not one hundred percent convinced of the effectiveness of divination and did not want to open themselves up to accusations being ill favoured by the gods. Cicero (2.34.71-2) explains in his primary work how an auspices were carried out – the practitioner asks his assistant if 'silence has fallen', which is basically him asking if the immediate area is ready for an auspices (properly assembled etc). Once the auspices starts the language used is very simple. The practitioner and his assistant state what is happening, which in this case is a chicken eating food. The positive or negative sign from the gods is determined by whether chicken eats and subsequently drops food from its mouth onto the ground. </text:p>
      <text:p text:style-name="P5"/>
      <text:p text:style-name="P5"><text:tab/>Language was of crucial importance when it came to any kind of ancient magic. As the gods represented all human archetypes and emotions, it made sense that the ancients held a well founded fear of their repercussions. It was therefore important that the correct language was used to show supplication and sufficient deference to the gods, in order to not bring upon their wrath. The other main aspect that language fulfilled was portraying the role of the practitioner to the audience. In the case of individualistic magic, it is likely that the practitioner sought to maintain their position of hierarchy and mysteriousness to their audience. One way of doing this was by using <text:span text:style-name="T1">voces mysticae</text:span>, language that the <text:soft-page-break/>audience could not understand and would therefore associate with divinity. The role of divination in officialdom is different – state actors sought approval for their actions, as opposed to seeking individual help or revenge. We can deduce that religion and magic to a powerful politician may have been a real fear. The more a magistrate advanced in the <text:span text:style-name="T1">cursus honorum</text:span>, the more they had to lose and the greater the scrutiny their actions would come under by divine forces.</text:p>
      <text:p text:style-name="P5"><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References / Bibliography</text:p>
      <text:p text:style-name="P6"/>
      <text:p text:style-name="P6"/>
      <text:p text:style-name="P6"/>
      <text:p text:style-name="P6"/>
      <text:p text:style-name="P6"/>
      <text:p text:style-name="P4">1. Cicero, 2.34.70-7. <text:span text:style-name="T1">Cicero, On Divination: Book 2</text:span>. Loeb Classical Library, Harvard University <text:tab/>Press, vol. XX, 1923. Trans. William A. Falconer. Retrieved 02 Feb 17 from: <text:tab/><text:a xlink:type="simple" xlink:href="http://penelope.uchicago.edu/Thayer/E/Roman/Texts/Cicero/de_Divinatione/2*.html" text:style-name="Internet_20_link" text:visited-style-name="Visited_20_Internet_20_Link">http://penelope.uchicago.edu/Thayer/E/Roman/Texts/Cicero/de_Divinatione/2*.html</text:a></text:p>
      <text:p text:style-name="P4"/>
      <text:p text:style-name="P4">2. Garland, R. (1994). <text:span text:style-name="T1">Religion and the Greeks</text:span>. Bristol Classical Press, London, p43.</text:p>
      <text:p text:style-name="P4"/>
      <text:p text:style-name="P4">3. Homer, 1.36-42. <text:span text:style-name="T1">The Iliad of Homer</text:span>. The University of Chicago Press, Chicago and London. Trans. <text:tab/>Richmond Lattimore, p76.</text:p>
      <text:p text:style-name="P4"/>
      <text:p text:style-name="P4">4. Scheid, J. (1998). <text:span text:style-name="T1">An Introduction to Roman Religion</text:span>. Armand Colin/Masson, Paris. Trans. Janet <text:tab/>Lloyd, p1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shaan Garstang</meta:initial-creator>
    <meta:creation-date>2017-09-02T09:26:04.93</meta:creation-date>
    <dc:date>2017-09-02T11:39:50.07</dc:date>
    <dc:creator>Ashaan Garstang</dc:creator>
    <meta:editing-duration>PT30M32S</meta:editing-duration>
    <meta:editing-cycles>3</meta:editing-cycles>
    <meta:generator>OpenOffice/4.1.2$Win32 OpenOffice.org_project/412m3$Build-9782</meta:generator>
    <meta:document-statistic meta:table-count="0" meta:image-count="0" meta:object-count="0" meta:page-count="5" meta:paragraph-count="17" meta:word-count="1219" meta:character-count="7309"/>
  </office:meta>
</office:document-meta>
</file>